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4.868cm"/>
    </style:style>
    <style:style style:name="co4" style:family="table-column">
      <style:table-column-properties fo:break-before="auto" style:column-width="3.683cm"/>
    </style:style>
    <style:style style:name="co5" style:family="table-column">
      <style:table-column-properties fo:break-before="auto" style:column-width="3.49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7.492cm"/>
    </style:style>
    <style:style style:name="co8" style:family="table-column">
      <style:table-column-properties fo:break-before="auto" style:column-width="6.133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36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1.31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5.935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3.427cm"/>
    </style:style>
    <style:style style:name="ro1" style:family="table-row">
      <style:table-row-properties style:row-height="1.485cm" fo:break-before="auto" style:use-optimal-row-height="false"/>
    </style:style>
    <style:style style:name="ro2" style:family="table-row">
      <style:table-row-properties style:row-height="0.928cm" fo:break-before="auto" style:use-optimal-row-height="fals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115cm" fo:break-before="auto" style:use-optimal-row-height="false"/>
    </style:style>
    <style:style style:name="ro8" style:family="table-row">
      <style:table-row-properties style:row-height="1.3cm" fo:break-before="auto" style:use-optimal-row-height="false"/>
    </style:style>
    <style:style style:name="ro9" style:family="table-row">
      <style:table-row-properties style:row-height="0.96cm" fo:break-before="auto" style:use-optimal-row-height="false"/>
    </style:style>
    <style:style style:name="ro10" style:family="table-row">
      <style:table-row-properties style:row-height="1.796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554cm" fo:break-before="auto" style:use-optimal-row-height="fals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0.968cm" fo:break-before="auto" style:use-optimal-row-height="false"/>
    </style:style>
    <style:style style:name="ro16" style:family="table-row">
      <style:table-row-properties style:row-height="0.601cm" fo:break-before="auto" style:use-optimal-row-height="false"/>
    </style:style>
    <style:style style:name="ro17" style:family="table-row">
      <style:table-row-properties style:row-height="0.864cm" fo:break-before="auto" style:use-optimal-row-height="false"/>
    </style:style>
    <style:style style:name="ro18" style:family="table-row">
      <style:table-row-properties style:row-height="0.751cm" fo:break-before="auto" style:use-optimal-row-height="false"/>
    </style:style>
    <style:style style:name="ro19" style:family="table-row">
      <style:table-row-properties style:row-height="0.563cm" fo:break-before="auto" style:use-optimal-row-height="false"/>
    </style:style>
    <style:style style:name="ro20" style:family="table-row">
      <style:table-row-properties style:row-height="0.8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0"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wrap-option="wrap" fo:border="0.06pt solid #000000" style:vertical-align="top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8pt" style:font-size-complex="8pt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8pt" style:font-size-complex="8pt" style:font-name="Liberation Serif" style:font-name-asian="Segoe UI" style:font-name-complex="Tahoma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8pt" style:font-size-complex="8pt" style:font-name="Liberation Sans" style:font-name-asian="Microsoft YaHei" style:font-name-complex="Mangal"/>
    </style:style>
  </office:automatic-styles>
  <office:body>
    <office:spreadsheet>
      <table:calculation-settings table:automatic-find-labels="false" table:use-regular-expressions="false" table:use-wildcards="true"/>
      <table:table table:name="यादी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9" table:default-cell-style-name="ce14"/>
        <table:table-row table:style-name="ro1">
          <table:table-cell table:style-name="ce1" office:value-type="string" calcext:value-type="string" table:number-columns-spanned="5" table:number-rows-spanned="1">
            <text:p><text:s/>शाळा - विद्यामंदिर अलबादेवी, ता. चंदगड, जि. कोल्हापूर</text:p>
          </table:table-cell>
          <table:covered-table-cell table:style-name="ce1"/>
          <table:covered-table-cell table:number-columns-repeated="3"/>
          <table:table-cell table:number-columns-repeated="29"/>
        </table:table-row>
        <table:table-row table:style-name="ro2">
          <table:table-cell table:style-name="Default"/>
          <table:table-cell table:style-name="ce1"/>
          <table:table-cell table:style-name="ce1" office:value-type="string" calcext:value-type="string">
            <text:p>इयत्ता - पहिली</text:p>
          </table:table-cell>
          <table:table-cell table:style-name="ce18" office:value-type="string" calcext:value-type="string">
            <text:p>केंद्र</text:p>
          </table:table-cell>
          <table:table-cell table:style-name="ce16" office:value-type="string" calcext:value-type="string">
            <text:p>अडकूर</text:p>
          </table:table-cell>
          <table:table-cell table:number-columns-repeated="29"/>
        </table:table-row>
        <table:table-row table:style-name="ro3">
          <table:table-cell table:style-name="ce2" office:value-type="string" calcext:value-type="string">
            <text:p>अ.नं.</text:p>
          </table:table-cell>
          <table:table-cell table:style-name="ce2" office:value-type="string" calcext:value-type="string">
            <text:p>ज. रजि. नं.</text:p>
          </table:table-cell>
          <table:table-cell table:style-name="ce2" office:value-type="string" calcext:value-type="string">
            <text:p>विद्यार्थांचे नाव</text:p>
          </table:table-cell>
          <table:table-cell table:style-name="ce2" office:value-type="string" calcext:value-type="string">
            <text:p>जात, पोटजात</text:p>
          </table:table-cell>
          <table:table-cell table:style-name="ce2" office:value-type="string" calcext:value-type="string">
            <text:p>जन्मतारीख</text:p>
          </table:table-cell>
          <table:table-cell table:number-columns-repeated="2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वाईंगडे अनिकेत तानाजी</text:p>
          </table:table-cell>
          <table:table-cell table:style-name="ce3" office:value-type="string" calcext:value-type="string">
            <text:p>हि. मराठा</text:p>
          </table:table-cell>
          <table:table-cell table:style-name="ce9" office:value-type="string" calcext:value-type="string">
            <text:p>09/03/ 2014</text:p>
          </table:table-cell>
          <table:table-cell table:number-columns-repeated="29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भादवणकर धनाजी कृष्णा</text:p>
          </table:table-cell>
          <table:table-cell table:style-name="ce3" office:value-type="string" calcext:value-type="string">
            <text:p>हि. मराठा</text:p>
          </table:table-cell>
          <table:table-cell table:style-name="ce9" office:value-type="string" calcext:value-type="string">
            <text:p>08/11/ 2013</text:p>
          </table:table-cell>
          <table:table-cell table:number-columns-repeated="2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पाटील श्रेयस नामदेव</text:p>
          </table:table-cell>
          <table:table-cell table:style-name="ce3" office:value-type="string" calcext:value-type="string">
            <text:p>हि. मराठा</text:p>
          </table:table-cell>
          <table:table-cell table:style-name="ce9" office:value-type="string" calcext:value-type="string">
            <text:p>21/10/ 2013</text:p>
          </table:table-cell>
          <table:table-cell table:number-columns-repeated="2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कोयले आरोही महादेव</text:p>
          </table:table-cell>
          <table:table-cell table:style-name="ce3" office:value-type="string" calcext:value-type="string">
            <text:p>हि. यलम</text:p>
          </table:table-cell>
          <table:table-cell table:style-name="ce3" office:value-type="string" calcext:value-type="string">
            <text:p>03/11/ 2013</text:p>
          </table:table-cell>
          <table:table-cell table:number-columns-repeated="2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सिताप आर्या परशराम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0/12/ 2013</text:p>
          </table:table-cell>
          <table:table-cell table:number-columns-repeated="2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दोरुगडे मानसी मारुती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5/02/ 2014</text:p>
          </table:table-cell>
          <table:table-cell table:number-columns-repeated="2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पाडले संस्कृती नामदेव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03/11/ 2013</text:p>
          </table:table-cell>
          <table:table-cell table:number-columns-repeated="29"/>
        </table:table-row>
        <table:table-row table:style-name="ro3">
          <table:table-cell table:style-name="ce7"/>
          <table:table-cell table:style-name="ce16"/>
          <table:table-cell table:style-name="ce7" table:number-columns-repeated="2"/>
          <table:table-cell table:style-name="ce16"/>
          <table:table-cell table:number-columns-repeated="29"/>
        </table:table-row>
        <table:table-row table:style-name="ro3">
          <table:table-cell table:style-name="Default"/>
          <table:table-cell table:style-name="ce16"/>
          <table:table-cell table:style-name="ce1" office:value-type="string" calcext:value-type="string">
            <text:p>इयत्ता - दुसरी</text:p>
          </table:table-cell>
          <table:table-cell table:style-name="ce7" table:number-columns-repeated="2"/>
          <table:table-cell table:number-columns-repeated="29"/>
        </table:table-row>
        <table:table-row table:style-name="ro3">
          <table:table-cell table:style-name="ce2" office:value-type="string" calcext:value-type="string">
            <text:p>अ.नं.</text:p>
          </table:table-cell>
          <table:table-cell table:style-name="ce2" office:value-type="string" calcext:value-type="string">
            <text:p>ज. रजि. नं.</text:p>
          </table:table-cell>
          <table:table-cell table:style-name="ce2" office:value-type="string" calcext:value-type="string">
            <text:p>विद्यार्थांचे नाव</text:p>
          </table:table-cell>
          <table:table-cell table:style-name="ce2" office:value-type="string" calcext:value-type="string">
            <text:p>जात, पोटजात</text:p>
          </table:table-cell>
          <table:table-cell table:style-name="ce2" office:value-type="string" calcext:value-type="string">
            <text:p>जन्मतारीख</text:p>
          </table:table-cell>
          <table:table-cell table:number-columns-repeated="2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बोर रोहित धोंडिबा 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5/05/ 2013</text:p>
          </table:table-cell>
          <table:table-cell table:number-columns-repeated="29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घोळसे जितेंद्र जगन्नाथ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8/05/ 2013 </text:p>
          </table:table-cell>
          <table:table-cell table:number-columns-repeated="2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कोले सक्षम रामचंद्र 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09/05/ 2013 </text:p>
          </table:table-cell>
          <table:table-cell table:number-columns-repeated="2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नार्वेकर ओमकार अरुण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02/06/ 2013</text:p>
          </table:table-cell>
          <table:table-cell table:number-columns-repeated="2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पाटील उमेश आनंदा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7/12/ 2012 </text:p>
          </table:table-cell>
          <table:table-cell table:number-columns-repeated="2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रांगणेकर आयुष निखिल </text:p>
          </table:table-cell>
          <table:table-cell table:style-name="ce3" office:value-type="string" calcext:value-type="string">
            <text:p>हि. देवळी</text:p>
          </table:table-cell>
          <table:table-cell table:style-name="ce3" office:value-type="string" calcext:value-type="string">
            <text:p>16/05/ 2013</text:p>
          </table:table-cell>
          <table:table-cell table:number-columns-repeated="2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गावडे आदिती अमृत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6/01/ 2013 </text:p>
          </table:table-cell>
          <table:table-cell table:number-columns-repeated="2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कोले कल्याणी दत्तात्रय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5/11/ 2012</text:p>
          </table:table-cell>
          <table:table-cell table:number-columns-repeated="2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मोरे आरोही नामदेव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8/08/ 2013</text:p>
          </table:table-cell>
          <table:table-cell table:number-columns-repeated="29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पाटील पंखुडी कृष्णा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6/01/ 2012</text:p>
          </table:table-cell>
          <table:table-cell table:number-columns-repeated="29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पाटील परी कृष्णा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6/01/ 2012</text:p>
          </table:table-cell>
          <table:table-cell table:number-columns-repeated="29"/>
        </table:table-row>
        <table:table-row table:style-name="ro4">
          <table:table-cell table:style-name="ce5"/>
          <table:table-cell table:style-name="ce16"/>
          <table:table-cell table:number-columns-repeated="32"/>
        </table:table-row>
        <table:table-row table:style-name="ro3">
          <table:table-cell table:style-name="Default"/>
          <table:table-cell table:style-name="ce16"/>
          <table:table-cell table:style-name="ce1" office:value-type="string" calcext:value-type="string">
            <text:p>इयत्ता - तीसरी</text:p>
          </table:table-cell>
          <table:table-cell table:number-columns-repeated="31"/>
        </table:table-row>
        <table:table-row table:style-name="ro3">
          <table:table-cell table:style-name="ce2" office:value-type="string" calcext:value-type="string">
            <text:p>अ.नं.</text:p>
          </table:table-cell>
          <table:table-cell table:style-name="ce2" office:value-type="string" calcext:value-type="string">
            <text:p>ज. रजि. नं.</text:p>
          </table:table-cell>
          <table:table-cell table:style-name="ce2" office:value-type="string" calcext:value-type="string">
            <text:p>विद्यार्थांचे नाव</text:p>
          </table:table-cell>
          <table:table-cell table:style-name="ce2" office:value-type="string" calcext:value-type="string">
            <text:p>जात, पोटजात</text:p>
          </table:table-cell>
          <table:table-cell table:style-name="ce2" office:value-type="string" calcext:value-type="string">
            <text:p>जन्मतारीख</text:p>
          </table:table-cell>
          <table:table-cell table:number-columns-repeated="29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पाटील साजन सचिन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2/02/ 2011</text:p>
          </table:table-cell>
          <table:table-cell table:number-columns-repeated="29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पाटील निखिल शिवाजी</text:p>
          </table:table-cell>
          <table:table-cell table:style-name="ce3" office:value-type="string" calcext:value-type="string">
            <text:p>हि. मराठा</text:p>
          </table:table-cell>
          <table:table-cell table:style-name="ce9" office:value-type="string" calcext:value-type="string">
            <text:p>23/12/ 2011</text:p>
          </table:table-cell>
          <table:table-cell table:number-columns-repeated="29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करडे परशराम नामदेव 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3/07/ 2013</text:p>
          </table:table-cell>
          <table:table-cell table:number-columns-repeated="2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पाटील आदर्श सचिन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6/11/ 2011</text:p>
          </table:table-cell>
          <table:table-cell table:number-columns-repeated="2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नार्वेकर मयुरेश विठ्ठल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8/01/ 2012</text:p>
          </table:table-cell>
          <table:table-cell table:number-columns-repeated="2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डांगे वेदांत अर्जुन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06/07/ 2012</text:p>
          </table:table-cell>
          <table:table-cell table:number-columns-repeated="2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घोळसे प्रणव मारुती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2/12/ 2011</text:p>
          </table:table-cell>
          <table:table-cell table:number-columns-repeated="2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घोळसे श्रावणी गुरुनाथ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11/08/ 2012</text:p>
          </table:table-cell>
          <table:table-cell table:number-columns-repeated="29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पाटील श्रावणी संतोष</text:p>
          </table:table-cell>
          <table:table-cell table:style-name="ce3" office:value-type="string" calcext:value-type="string">
            <text:p>हि. मराठा</text:p>
          </table:table-cell>
          <table:table-cell table:style-name="ce3" office:value-type="string" calcext:value-type="string">
            <text:p>28/07/ 2012</text:p>
          </table:table-cell>
          <table:table-cell table:number-columns-repeated="29"/>
        </table:table-row>
        <table:table-row table:style-name="ro4">
          <table:table-cell table:style-name="ce5"/>
          <table:table-cell table:style-name="ce16"/>
          <table:table-cell table:number-columns-repeated="32"/>
        </table:table-row>
        <table:table-row table:style-name="ro3" table:number-rows-repeated="4">
          <table:table-cell table:style-name="ce5"/>
          <table:table-cell table:number-columns-repeated="33"/>
        </table:table-row>
        <table:table-row table:style-name="ro5" table:number-rows-repeated="386">
          <table:table-cell table:number-columns-repeated="34"/>
        </table:table-row>
        <table:table-row table:style-name="ro5">
          <table:table-cell table:number-columns-repeated="34"/>
        </table:table-row>
      </table:table>
      <table:table table:name="नोंदी2" table:style-name="ta1">
        <table:table-column table:style-name="co7" table:default-cell-style-name="ce22"/>
        <table:table-column table:style-name="co6" table:number-columns-repeated="1023" table:default-cell-style-name="ce12"/>
        <table:table-row table:style-name="ro7">
          <table:table-cell table:style-name="ce20" table:formula="of:=[$यादी1.A1]" office:value-type="string" office:string-value=" शाळा - विद्यामंदिर अलबादेवी, ता. चंदगड, जि. कोल्हापूर" calcext:value-type="string">
            <text:p><text:s/>शाळा - विद्यामंदिर अलबादेवी, ता. चंदगड, जि. कोल्हापूर</text:p>
          </table:table-cell>
          <table:table-cell table:style-name="Default" table:number-columns-repeated="1023"/>
        </table:table-row>
        <table:table-row table:style-name="ro8">
          <table:table-cell table:style-name="ce21" office:value-type="string" calcext:value-type="string">
            <text:p>विद्यार्थ्यांच्या नोंदी</text:p>
          </table:table-cell>
          <table:table-cell table:style-name="Default" table:number-columns-repeated="1023"/>
        </table:table-row>
        <table:table-row table:style-name="ro9">
          <table:table-cell office:value-type="string" calcext:value-type="string">
            <text:p> १ ते १०० अंक म्हणताना विडीओ/ ऑडीओ पाठव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२ ते २० पाढे म्हणतानां विडीओ/ ऑडीओ पाठव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English rhymes online class मध्ये म्हणून दाख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Miss Call द्या गोष्ट ऐका उपक्रमात सहभाग नोंद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class मध्ये body part, flower etc.चे नावे सांगतो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English टेस्ट सोडवितो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उपक्रमात सहभागी हो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क्लास मध्ये नाट्यीकरणात सहभाग घेतो. 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9">
          <table:table-cell office:value-type="string" calcext:value-type="string">
            <text:p> Online चित्रकला स्पर्धेत भाग घेतला आहे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टेस्ट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वर्ग अभ्यासात सहभागी हो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What’s app ग्रुप वर दिलेले स्वाध्याय सोडवून फोटो ग्रुप टाक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You-tube वर पाठविलेल्या कविता पाठ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अभ्यासासाठी बनिलेल्या what’s app ग्रुप वर स्वाध्याय पाठ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अवघड वाटणाऱ्या प्रश्नांची उत्तरे पालक,आई वडील किंवा शिक्षक यांचेकडून जाणून घ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आठवडी स्वाध्याय मध्ये दिलेली बेरीज/वजाबाकी, गुणाकार/भागाकार ची गणिते अचूक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आपल्या वर्गाच्या ग्रुपवर आलेल्या चित्रांचे वहीत आपल्या भाषेत वर्ण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उपक्रमात सहभागी हो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क्लासला उपस्थित अस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Online स्पर्धेत सहभाग नोंदव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ल्पनाचित्रांचे विवेच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विता गायन व छोट्या प्रयोगाचे व्हिडीओ बनवून पाठ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ु टुंबातील सदस्यांना, मित्रांना पाठाचे प्रकटवाचन करून दाख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ोरोना नियमनासाठी इतरांना प्रेरित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कोविड नियमांचेपालन करण्याच्या सूचना कु टुंबियांना द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ोविड नियमांचे पाल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कोविड-19 आजारासंबंधी जागरूकता दाखविणारे चित्र, माहिती लिह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टात अभ्यास करताना,उपक्रम सोडविताना किंवा खेळताना सामाजिक अंतराचे पाल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 भेटीत Garden of word वाचन करतो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 भेटीदरम्यान न समजलेल्या घटकाबद्दल विचा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कार्यात तत्परता व कृती शिलता जाणवते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भेटीत १ ते १०० अंक क्रमवार म्हणून दाखव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भेटीत चांगला प्रतिसाद द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ृहभेटीत पाढे म्हणून दाख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ोष्टींची कात्रणे जमा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गोष्टीचा शनिवार अंतर्गत गोष्टीची PDF आवडीने वाच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घरातील सदस्यांचा व शिक्षकांचा आदर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जवळ-दूर, लहान-मोठे असे फरक ओळखतो/what’s app ग्रुप वर टाकतो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जिल्हा परिषदेने पुरविलेल्या स्वाध्याय पुस्तिका पालक व शिक्षकांच्या मार्गदर्शनाखाली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टिलीमिली क्रार्यक्रम पाहतो, समजून घेतो सराव करतो, स्वाध्याय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दर आठवडयाला उपलब्ध होणारा ऑनलाईन स्वाध्याय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दिलेल्या लिंक वर प्रवतिसाद देतो, गृह भेटीदरम्यान न समजलेल्या घटकाबद्दल विचा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दैनंदिन व्यहारात प्रमाण भाषेचा वापर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दैनदिन स्वाध्यायात दिलेल्या you tube <text:s/>लिंक द्वारे विविध इंग्लिश <text:s/>विडीओ पाठवतो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ाठ्यपुस्तकातील घटक आकलनासाठी दीक्षा अँप्स चा वापर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ाठ्यपुस्तकातील जोडाक्षरयुक्त शब्दांचा संग्रह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ालकांच्या मदतीने श्रुतलेखनाचा भरपुर सराव करतो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ुस्तकातील QR Code स्कॅन करून व्हिडिओ पाहतो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ुस्तकातील छोटे प्रयोग करून व्हिडिओ प्रसारित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ूर्ण केलेल्या अभ्यासाचे फोटो काढून आपल्या वर्गाच्या य्रुप वर पाठ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्रयोग व प्रात्यक्षिकासाठी साहित्याची सुयोग्य जमवाजमव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प्रश्नांची उत्तरे शोधताना संदर्भ म्हणून पाठयपुस्तकाबरोबरच मोबाईल चा योग्य वापर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बालदिन स्पर्धेत भाग घेतला आहे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मास्कचा योग्य वापर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मोकळ्या वेळेचा सदुपयोग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यूट्यूबवरील अध्यापन घटकांचे अवलोकन करतो. 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 लिंकवरील पाठनिहाय स्वाध्याय सोडवतानां दीक्षा app वरील शैक्षणिक व्हिडीओ बघून आधिक माहिती मिळवतो. कोविड-१९ बाबतीत आलेल्या सण उत्सव इ. मध्ये शक्य असेल तर ऑनलाईन सहभाग नोंद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वडीलधाऱ्याच्या सहाय्याने सोशल मिडियावर स्वरचित व्हिडिओ प्रसारित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विज्ञानविषयक नाविण्यपूर्ण प्रश्नांची उकल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विविर्ध Online स्पर्धेत सहभाग घ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वैयक्तिक स्वच्छतेचे पाल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व्हाट्ऍप वर दिलेला अभ्यास करून परत पाठितो .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व्हाट्ऍप वरील ऑनलाईन स्वाध्याय उपक्रमात सहभागी हो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शासनाकडून आदेशेित करण्यात आलेल्या स्पर्धेत भाग घेऊन Facebook/Instagram/Twitter वर प्रसिद्धी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शिक्षकांच्या सूचनेनुसार मुळाक्षरे, जोडशब्द लिह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शिक्षकांनी दिलेला साप्ताहिक स्वाध्याय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<text:s/>शैक्षणिक कृतीचा Video करून पाठ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शालेय what’s app ग्रुपवर शिक्षकानी टाकलेला रोजचा अभ्यास सदर दररोज वहीत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तः Online उत्तरे शोधण्याचा प्रयत्न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तः च्या आवडीनिवडी बाबत स्पष्टता आढळते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तःचे छोटे छोटे व्हिडीओ बनवून पाठ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त: मास्क वापरतो,सॅनिटायझर चा वापर करतो, सामाजिक अतराचे पालन करतो व इतरांनाही महत्व पटवून द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यं-अध्ययनावर लक्ष केंद्रित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 उपक्रम अंतर्गत स्वाध्याय सोडव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 उपक्रमतील अवघड प्रश्रांबाबत चर्चा करून उत्तरे लिह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 मध्ये दिलेल्या चित्राचे वर्णन स्वतःच्या शब्दात कर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 सोडविण्यासाठी कुटुंबातील व्यक्तींची मदत घे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पुस्तिका, गृह-अभ्यास सोडितो.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 स्वाध्यायपुस्तिके तील अवघड प्रश्नांबाबत चर्चा करुन उत्तरे लिहितो, स्वाध्यायपुस्तिका सोडवितो. </text:p>
          </table:table-cell>
          <table:table-cell table:number-columns-repeated="1023"/>
        </table:table-row>
        <table:table-row table:style-name="ro9" table:number-rows-repeated="22">
          <table:table-cell table:style-name="ce23"/>
          <table:table-cell table:number-columns-repeated="1023"/>
        </table:table-row>
        <table:table-row table:style-name="ro9" table:number-rows-repeated="37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table:number-columns-repeated="1023"/>
        </table:table-row>
      </table:table>
      <table:table table:name="Sheet3" table:style-name="ta1">
        <table:table-column table:style-name="co8" table:default-cell-style-name="ce52"/>
        <table:table-column table:style-name="co9" table:default-cell-style-name="ce57"/>
        <table:table-column table:style-name="co10" table:default-cell-style-name="ce35"/>
        <table:table-column table:style-name="co11" table:number-columns-repeated="2" table:default-cell-style-name="ce49"/>
        <table:table-column table:style-name="co12" table:default-cell-style-name="ce49"/>
        <table:table-column table:style-name="co11" table:number-columns-repeated="2" table:default-cell-style-name="ce49"/>
        <table:table-column table:style-name="co9" table:default-cell-style-name="ce49"/>
        <table:table-column table:style-name="co11" table:number-columns-repeated="4" table:default-cell-style-name="ce49"/>
        <table:table-column table:style-name="co13" table:default-cell-style-name="ce49"/>
        <table:table-column table:style-name="co11" table:number-columns-repeated="4" table:default-cell-style-name="ce4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5" table:default-cell-style-name="Default"/>
        <table:table-row table:style-name="ro11">
          <table:table-cell table:style-name="Default" table:number-columns-repeated="3"/>
          <table:table-cell table:style-name="ce14"/>
          <table:table-cell table:style-name="Default" table:number-columns-repeated="14"/>
          <table:table-cell table:number-columns-repeated="4"/>
          <table:table-cell table:style-name="ce14"/>
          <table:table-cell table:number-columns-repeated="13"/>
        </table:table-row>
        <table:table-row table:style-name="ro12">
          <table:table-cell table:style-name="Default"/>
          <table:table-cell table:style-name="ce53" table:formula="of:=[$यादी1.A1]" office:value-type="string" office:string-value=" शाळा - विद्यामंदिर अलबादेवी, ता. चंदगड, जि. कोल्हापूर" calcext:value-type="string" table:number-columns-spanned="15" table:number-rows-spanned="1">
            <text:p><text:s/>शाळा - विद्यामंदिर अलबादेवी, ता. चंदगड, जि. कोल्हापूर</text:p>
          </table:table-cell>
          <table:covered-table-cell table:style-name="ce58"/>
          <table:covered-table-cell table:style-name="ce14"/>
          <table:covered-table-cell table:number-columns-repeated="12" table:style-name="Default"/>
          <table:table-cell table:style-name="Default" table:number-columns-repeated="2"/>
          <table:table-cell table:number-columns-repeated="3"/>
          <table:table-cell table:style-name="ce31" table:number-columns-spanned="14" table:number-rows-spanned="1"/>
          <table:covered-table-cell table:style-name="ce14"/>
          <table:covered-table-cell table:number-columns-repeated="12"/>
          <table:table-cell/>
        </table:table-row>
        <table:table-row table:style-name="ro13">
          <table:table-cell table:style-name="Default"/>
          <table:table-cell table:style-name="ce32" office:value-type="string" calcext:value-type="string">
            <text:p>विद्यार्थांचे नाव</text:p>
          </table:table-cell>
          <table:table-cell table:style-name="ce32"/>
          <table:table-cell table:style-name="ce37"/>
          <table:table-cell table:style-name="ce37" table:formula="of:=[$यादी1.C4]" office:value-type="string" office:string-value="वाईंगडे अनिकेत तानाजी" calcext:value-type="string">
            <text:p>वाईंगडे अनिकेत तानाजी</text:p>
          </table:table-cell>
          <table:table-cell table:style-name="ce37" table:number-columns-repeated="5"/>
          <table:table-cell table:style-name="ce40" office:value-type="string" calcext:value-type="string">
            <text:p>केंद्र</text:p>
          </table:table-cell>
          <table:table-cell table:style-name="ce40" table:formula="of:=[$यादी1.E2]" office:value-type="string" office:string-value="अडकूर" calcext:value-type="string">
            <text:p>अडकूर</text:p>
          </table:table-cell>
          <table:table-cell table:style-name="Default" table:number-columns-repeated="6"/>
          <table:table-cell table:number-columns-repeated="3"/>
          <table:table-cell table:style-name="ce32"/>
          <table:table-cell table:style-name="ce37" table:number-columns-repeated="7"/>
          <table:table-cell table:style-name="ce40" table:number-columns-repeated="2"/>
          <table:table-cell table:number-columns-repeated="5"/>
        </table:table-row>
        <table:table-row table:style-name="ro12">
          <table:table-cell table:style-name="Default" table:number-columns-repeated="3"/>
          <table:table-cell table:style-name="ce38" office:value-type="string" calcext:value-type="string" table:number-columns-spanned="13" table:number-rows-spanned="1">
            <text:p>प्रथम सत्र</text:p>
          </table:table-cell>
          <table:covered-table-cell table:number-columns-repeated="12" table:style-name="Default"/>
          <table:table-cell table:style-name="Default" table:number-columns-repeated="2"/>
          <table:table-cell table:number-columns-repeated="18"/>
        </table:table-row>
        <table:table-row table:style-name="ro14">
          <table:table-cell table:style-name="ce44" office:value-type="string" calcext:value-type="string" table:number-columns-spanned="1" table:number-rows-spanned="2">
            <text:p><text:span text:style-name="T1">विद्यार्थ्यांच्या </text:span><text:span text:style-name="T2">दैनंदिन निरिक्षण </text:span><text:span text:style-name="T3">नोंदी</text:span></text:p>
          </table:table-cell>
          <table:table-cell table:style-name="ce50" office:value-type="string" calcext:value-type="string" table:number-columns-spanned="2" table:number-rows-spanned="2">
            <text:p>विषय</text:p>
          </table:table-cell>
          <table:covered-table-cell table:style-name="ce50"/>
          <table:table-cell table:style-name="ce50" office:value-type="string" calcext:value-type="string" table:number-columns-spanned="9" table:number-rows-spanned="1">
            <text:p>( अ ) आकारिक मूल्यमापन</text:p>
          </table:table-cell>
          <table:covered-table-cell table:number-columns-repeated="8" table:style-name="ce55"/>
          <table:table-cell table:style-name="ce50" office:value-type="string" calcext:value-type="string" table:number-columns-spanned="4" table:number-rows-spanned="1">
            <text:p>( ब ) संकलित मूल्यमापन</text:p>
          </table:table-cell>
          <table:covered-table-cell table:number-columns-repeated="3"/>
          <table:table-cell table:style-name="ce62" office:value-type="string" calcext:value-type="string" table:number-columns-spanned="1" table:number-rows-spanned="2">
            <text:p>अ + ब एकूण गुण</text:p>
          </table:table-cell>
          <table:table-cell table:style-name="ce62" office:value-type="string" calcext:value-type="string" table:number-columns-spanned="1" table:number-rows-spanned="2">
            <text:p>श्रेणी</text:p>
          </table:table-cell>
          <table:table-cell table:number-columns-repeated="18"/>
        </table:table-row>
        <table:table-row table:style-name="ro15">
          <table:covered-table-cell table:style-name="ce45"/>
          <table:covered-table-cell table:number-columns-repeated="2" table:style-name="ce55"/>
          <table:table-cell table:style-name="ce62" office:value-type="string" calcext:value-type="string">
            <text:p>दैनंदिन निरिक्षण </text:p>
          </table:table-cell>
          <table:table-cell table:style-name="ce62" office:value-type="string" calcext:value-type="string">
            <text:p>तोंडी कामे </text:p>
          </table:table-cell>
          <table:table-cell table:style-name="ce62" office:value-type="string" calcext:value-type="string">
            <text:p>प्रत्याक्षिक / प्रयोग </text:p>
          </table:table-cell>
          <table:table-cell table:style-name="ce62" office:value-type="string" calcext:value-type="string">
            <text:p>उपक्रम / कृती </text:p>
          </table:table-cell>
          <table:table-cell table:style-name="ce62" office:value-type="string" calcext:value-type="string">
            <text:p>प्रकल्प </text:p>
          </table:table-cell>
          <table:table-cell table:style-name="ce62" office:value-type="string" calcext:value-type="string">
            <text:p>स्वाध्याय / वर्गकार्य </text:p>
          </table:table-cell>
          <table:table-cell table:style-name="ce62" office:value-type="string" calcext:value-type="string">
            <text:p>चाचणी </text:p>
          </table:table-cell>
          <table:table-cell table:style-name="ce62" office:value-type="string" calcext:value-type="string">
            <text:p>इतर साधने </text:p>
          </table:table-cell>
          <table:table-cell table:style-name="ce62" office:value-type="string" calcext:value-type="string">
            <text:p>एकूण गुण</text:p>
          </table:table-cell>
          <table:table-cell table:style-name="ce57" office:value-type="string" calcext:value-type="string">
            <text:p>तोंडी</text:p>
          </table:table-cell>
          <table:table-cell table:style-name="ce65" office:value-type="string" calcext:value-type="string">
            <text:p>प्रात्याक्षिक</text:p>
          </table:table-cell>
          <table:table-cell table:style-name="ce57" office:value-type="string" calcext:value-type="string">
            <text:p>लेखी</text:p>
          </table:table-cell>
          <table:table-cell table:style-name="ce62" office:value-type="string" calcext:value-type="string">
            <text:p>एकूण गुण</text:p>
          </table:table-cell>
          <table:covered-table-cell table:number-columns-repeated="2" table:style-name="ce62"/>
          <table:table-cell table:style-name="ce66"/>
          <table:table-cell table:number-columns-repeated="17"/>
        </table:table-row>
        <table:table-row table:style-name="ro16">
          <table:table-cell table:style-name="ce46" office:value-type="string" calcext:value-type="string" table:number-columns-spanned="1" table:number-rows-spanned="2">
            <text:p> टिलीमिली क्रार्यक्रम पाहतो, समजून घेतो सराव करतो, स्वाध्याय सोडवितो. </text:p>
          </table:table-cell>
          <table:table-cell table:style-name="ce56" office:value-type="string" calcext:value-type="string" table:number-columns-spanned="1" table:number-rows-spanned="2">
            <text:p>मराठी</text:p>
          </table:table-cell>
          <table:table-cell table:style-name="ce57" office:value-type="string" calcext:value-type="string">
            <text:p>गुण पैकी</text:p>
          </table:table-cell>
          <table:table-cell table:style-name="ce62" table:number-columns-repeated="9"/>
          <table:table-cell table:style-name="ce64" table:number-columns-repeated="2"/>
          <table:table-cell table:style-name="ce57"/>
          <table:table-cell table:style-name="ce62" table:number-columns-repeated="3"/>
          <table:table-cell table:style-name="ce66"/>
          <table:table-cell table:number-columns-repeated="17"/>
        </table:table-row>
        <table:table-row table:style-name="ro16">
          <table:covered-table-cell table:style-name="ce47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style-name="ce48" table:number-columns-spanned="1" table:number-rows-spanned="2"/>
          <table:table-cell office:value-type="string" calcext:value-type="string" table:number-columns-spanned="1" table:number-rows-spanned="2">
            <text:p>हिंदी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9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style-name="ce50" office:value-type="string" calcext:value-type="string" table:number-columns-spanned="1" table:number-rows-spanned="2">
            <text:p> व्हाट्ऍप वरील ऑनलाईन स्वाध्याय उपक्रमात सहभागी होतो. </text:p>
          </table:table-cell>
          <table:table-cell office:value-type="string" calcext:value-type="string" table:number-columns-spanned="1" table:number-rows-spanned="2">
            <text:p>इंग्रजी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51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style-name="ce50" table:formula="of:=[$नोंदी2.A63]" office:value-type="string" office:string-value=" वैयक्तिक स्वच्छतेचे पालन करतो. " calcext:value-type="string" table:number-columns-spanned="1" table:number-rows-spanned="2">
            <text:p> वैयक्तिक स्वच्छतेचे पालन करतो. </text:p>
          </table:table-cell>
          <table:table-cell office:value-type="string" calcext:value-type="string" table:number-columns-spanned="1" table:number-rows-spanned="2">
            <text:p>गणित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9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office:value-type="string" calcext:value-type="string" table:number-columns-spanned="1" table:number-rows-spanned="2">
            <text:p>प. अ. 1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office:value-type="string" calcext:value-type="string" table:number-columns-spanned="1" table:number-rows-spanned="2">
            <text:p>प. अ. 2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office:value-type="string" calcext:value-type="string" table:number-columns-spanned="1" table:number-rows-spanned="2">
            <text:p>विज्ञान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table:style-name="ce48" office:value-type="string" calcext:value-type="string" table:number-columns-spanned="1" table:number-rows-spanned="2">
            <text:p>समाजिक शास्र्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 table:style-name="ce48"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office:value-type="string" calcext:value-type="string" table:number-columns-spanned="1" table:number-rows-spanned="2">
            <text:p>कला 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office:value-type="string" calcext:value-type="string" table:number-columns-spanned="1" table:number-rows-spanned="2">
            <text:p>कार्यानुभव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6">
          <table:table-cell table:number-columns-spanned="1" table:number-rows-spanned="2"/>
          <table:table-cell table:style-name="ce48" office:value-type="string" calcext:value-type="string" table:number-columns-spanned="1" table:number-rows-spanned="2">
            <text:p>शारिरिक शिक्षण</text:p>
          </table:table-cell>
          <table:table-cell office:value-type="string" calcext:value-type="string">
            <text:p>गुण पैकी</text:p>
          </table:table-cell>
          <table:table-cell table:number-columns-repeated="33"/>
        </table:table-row>
        <table:table-row table:style-name="ro16">
          <table:covered-table-cell table:style-name="ce45"/>
          <table:covered-table-cell table:style-name="ce48"/>
          <table:table-cell office:value-type="string" calcext:value-type="string">
            <text:p>प्राप्त गुण </text:p>
          </table:table-cell>
          <table:table-cell table:number-columns-repeated="33"/>
        </table:table-row>
        <table:table-row table:style-name="ro17">
          <table:table-cell table:style-name="Default" table:number-columns-repeated="18"/>
          <table:table-cell table:number-columns-repeated="18"/>
        </table:table-row>
        <table:table-row table:style-name="ro18">
          <table:table-cell table:style-name="Default" office:value-type="string" calcext:value-type="string">
            <text:p>वर्ग शिक्षक स्वाक्षरी</text:p>
          </table:table-cell>
          <table:table-cell table:style-name="Default" table:number-columns-repeated="5"/>
          <table:table-cell table:style-name="Default" office:value-type="string" calcext:value-type="string">
            <text:p>पालक स्वाक्षरी</text:p>
          </table:table-cell>
          <table:table-cell table:style-name="Default" table:number-columns-repeated="6"/>
          <table:table-cell table:style-name="Default" office:value-type="string" calcext:value-type="string">
            <text:p>मुख्याध्यापक स्वाक्षरी</text:p>
          </table:table-cell>
          <table:table-cell table:style-name="Default" table:number-columns-repeated="4"/>
          <table:table-cell table:number-columns-repeated="18"/>
        </table:table-row>
        <table:table-row table:style-name="ro19">
          <table:table-cell table:style-name="Default" table:number-columns-repeated="18"/>
          <table:table-cell table:number-columns-repeated="18"/>
        </table:table-row>
      </table:table>
      <table:table table:name="Sheet4" table:style-name="ta1">
        <table:table-column table:style-name="co18" table:default-cell-style-name="Default"/>
        <table:table-row table:style-name="ro20">
          <table:table-cell table:formula="of:=[$यादी1.C8]" office:value-type="string" office:string-value="सिताप आर्या परशराम" calcext:value-type="string">
            <text:p>सिताप आर्या परशराम</text:p>
          </table:table-cell>
        </table:table-row>
      </table:table>
      <table:named-expressions/>
      <table:database-ranges>
        <table:database-range table:name="__Anonymous_Sheet_DB__0" table:target-range-address="यादी1.A1:यादी1.E10" table:orientation="column"/>
        <table:database-range table:name="__Anonymous_Sheet_DB__1" table:target-range-address="नोंदी2.A1:नोंदी2.A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494cm" fo:margin-bottom="0.494cm" fo:margin-left="1.376cm" fo:margin-right="1.337cm" style:writing-mode="lr-tb"/>
      <style:header-style>
        <style:header-footer-properties fo:min-height="0.33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9:01:21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12:50:42.650000000</meta:creation-date>
    <dc:date>2021-04-13T19:27:05.126000000</dc:date>
    <meta:editing-duration>PT3H15M42S</meta:editing-duration>
    <meta:editing-cycles>35</meta:editing-cycles>
    <meta:generator>LibreOffice/7.0.4.2$Windows_X86_64 LibreOffice_project/dcf040e67528d9187c66b2379df5ea4407429775</meta:generator>
    <meta:document-statistic meta:table-count="4" meta:cell-count="302" meta:object-count="0"/>
  </office:meta>
</office:document-meta>
</file>